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imuRF</text:span>, a containerized wireless transmission emulator using Docker or LXC, handling IP packet input/output, generating complex samples, and running MATLAB and Python for channel simulation—is highly applicable in several <text:span text:style-name="Strong_20_Emphasis">real-world wireless communication and networking use cases</text:span>.</text:p>
      <text:p text:style-name="Text_20_body">Here are the most relevant <text:span text:style-name="Strong_20_Emphasis">real-world applications</text:span>:</text:p>
      <text:p text:style-name="Horizontal_20_Line"/>
      <text:h text:style-name="Heading_20_2" text:outline-level="2">🔧 <text:span text:style-name="Strong_20_Emphasis">1. Wireless System Prototyping</text:span></text:h>
      <text:p text:style-name="Text_20_body"><text:span text:style-name="Strong_20_Emphasis">Use case</text:span>: Developers and researchers can test new wireless protocols or modulation schemes without needing physical hardware like SDRs (Software Defined Radios).</text:p>
      <text:list xml:id="list3532115141" text:style-name="L1">
        <text:list-item>
          <text:p text:style-name="P1"><text:span text:style-name="Strong_20_Emphasis">Why it's valuable</text:span>: Speeds up development; reduces cost and complexity.</text:p>
        </text:list-item>
        <text:list-item>
          <text:p text:style-name="P1"><text:span text:style-name="Strong_20_Emphasis">Who uses it</text:span>: Wireless modem developers, SDR researchers, telecom equipment manufacturers.</text:p>
        </text:list-item>
      </text:list>
      <text:p text:style-name="Horizontal_20_Line"/>
      <text:h text:style-name="Heading_20_2" text:outline-level="2">📶 <text:span text:style-name="Strong_20_Emphasis">2. 5G/6G and Wi-Fi Simulation and Testing</text:span></text:h>
      <text:p text:style-name="Text_20_body"><text:span text:style-name="Strong_20_Emphasis">Use case</text:span>: Emulating real-time radio transmissions for testing network stack performance (e.g., 5G NR, Wi-Fi 6/7).</text:p>
      <text:list xml:id="list3449501384" text:style-name="L2">
        <text:list-item>
          <text:p text:style-name="P2"><text:span text:style-name="Strong_20_Emphasis">Why it's valuable</text:span>: Real-world air interfaces can be hard to control; simulation gives repeatable results.</text:p>
        </text:list-item>
        <text:list-item>
          <text:p text:style-name="P2"><text:span text:style-name="Strong_20_Emphasis">Who uses it</text:span>: Telecom companies, 5G infrastructure vendors, academic researchers.</text:p>
        </text:list-item>
      </text:list>
      <text:p text:style-name="Horizontal_20_Line"/>
      <text:h text:style-name="Heading_20_2" text:outline-level="2">🎓 <text:span text:style-name="Strong_20_Emphasis">3. Education and Training</text:span></text:h>
      <text:p text:style-name="Text_20_body"><text:span text:style-name="Strong_20_Emphasis">Use case</text:span>: Teaching wireless communication theory, modulation, coding, and channel effects using hands-on emulation.</text:p>
      <text:list xml:id="list1779776328" text:style-name="L3">
        <text:list-item>
          <text:p text:style-name="P3"><text:span text:style-name="Strong_20_Emphasis">Why it's valuable</text:span>: Provides an interactive environment for students to learn and visualize RF systems.</text:p>
        </text:list-item>
        <text:list-item>
          <text:p text:style-name="P3"><text:span text:style-name="Strong_20_Emphasis">Who uses it</text:span>: Universities, training centers for RF engineers.</text:p>
        </text:list-item>
      </text:list>
      <text:p text:style-name="Horizontal_20_Line"/>
      <text:h text:style-name="Heading_20_2" text:outline-level="2">🧪 <text:span text:style-name="Strong_20_Emphasis">4. Testing Network Resilience and Channel Effects</text:span></text:h>
      <text:p text:style-name="Text_20_body"><text:span text:style-name="Strong_20_Emphasis">Use case</text:span>: Simulating multipath, fading, Doppler shifts, or interference scenarios.</text:p>
      <text:list xml:id="list3756082677" text:style-name="L4">
        <text:list-item>
          <text:p text:style-name="P4"><text:span text:style-name="Strong_20_Emphasis">Why it's valuable</text:span>: Essential for developing robust communication protocols.</text:p>
        </text:list-item>
        <text:list-item>
          <text:p text:style-name="P4"><text:span text:style-name="Strong_20_Emphasis">Who uses it</text:span>: Developers of drones, autonomous vehicles, or IoT systems that rely on wireless links.</text:p>
        </text:list-item>
      </text:list>
      <text:p text:style-name="Horizontal_20_Line"/>
      <text:h text:style-name="Heading_20_2" text:outline-level="2"><text:soft-page-break/>⚙️ <text:span text:style-name="Strong_20_Emphasis">5. Hardware-in-the-Loop (HIL) Testing</text:span></text:h>
      <text:p text:style-name="Text_20_body"><text:span text:style-name="Strong_20_Emphasis">Use case</text:span>: Emulating the radio part of the system in software while integrating with physical hardware like routers or IoT devices.</text:p>
      <text:list xml:id="list2634033855" text:style-name="L5">
        <text:list-item>
          <text:p text:style-name="P5"><text:span text:style-name="Strong_20_Emphasis">Why it's valuable</text:span>: Bridges gap between simulation and real-world deployment.</text:p>
        </text:list-item>
        <text:list-item>
          <text:p text:style-name="P5"><text:span text:style-name="Strong_20_Emphasis">Who uses it</text:span>: Embedded systems developers, product QA teams.</text:p>
        </text:list-item>
      </text:list>
      <text:p text:style-name="Horizontal_20_Line"/>
      <text:h text:style-name="Heading_20_2" text:outline-level="2">🌐 <text:span text:style-name="Strong_20_Emphasis">6. Virtual Testbeds for IoT and Vehicular Networks</text:span></text:h>
      <text:p text:style-name="Text_20_body"><text:span text:style-name="Strong_20_Emphasis">Use case</text:span>: Creating large-scale wireless networks virtually for V2X (Vehicle-to-Everything), smart cities, or sensor networks.</text:p>
      <text:list xml:id="list3122825632" text:style-name="L6">
        <text:list-item>
          <text:p text:style-name="P6"><text:span text:style-name="Strong_20_Emphasis">Why it's valuable</text:span>: Allows stress-testing protocols in realistic but safe, scalable environments.</text:p>
        </text:list-item>
        <text:list-item>
          <text:p text:style-name="P6"><text:span text:style-name="Strong_20_Emphasis">Who uses it</text:span>: Automotive OEMs, smart city planners, IoT platform vendors.</text:p>
        </text:list-item>
      </text:list>
      <text:p text:style-name="Horizontal_20_Line"/>
      <text:h text:style-name="Heading_20_2" text:outline-level="2">🔄 <text:span text:style-name="Strong_20_Emphasis">7. Integration with Machine Learning Models</text:span></text:h>
      <text:p text:style-name="Text_20_body"><text:span text:style-name="Strong_20_Emphasis">Use case</text:span>: Using real-time RF simulation data to train or test AI/ML models for spectrum prediction, adaptive modulation, or interference classification.</text:p>
      <text:list xml:id="list2328197896" text:style-name="L7">
        <text:list-item>
          <text:p text:style-name="P7"><text:span text:style-name="Strong_20_Emphasis">Why it's valuable</text:span>: Provides realistic, controlled datasets without RF capture hardware.</text:p>
        </text:list-item>
        <text:list-item>
          <text:p text:style-name="P7"><text:span text:style-name="Strong_20_Emphasis">Who uses it</text:span>: AI researchers in telecom, defense, and academic labs.</text:p>
        </text:list-item>
      </text:list>
      <text:p text:style-name="Horizontal_20_Line"/>
      <text:h text:style-name="Heading_20_2" text:outline-level="2">⚔️ <text:span text:style-name="Strong_20_Emphasis">8. Cybersecurity and RF Jamming Research</text:span></text:h>
      <text:p text:style-name="Text_20_body"><text:span text:style-name="Strong_20_Emphasis">Use case</text:span>: Simulating spoofed or jammed RF environments for secure communication protocol testing.</text:p>
      <text:list xml:id="list1676095350" text:style-name="L8">
        <text:list-item>
          <text:p text:style-name="P8"><text:span text:style-name="Strong_20_Emphasis">Why it's valuable</text:span>: Helps test detection and mitigation algorithms in a safe environment.</text:p>
        </text:list-item>
        <text:list-item>
          <text:p text:style-name="P8"><text:span text:style-name="Strong_20_Emphasis">Who uses it</text:span>: Military, security researchers, secure wireless protocol developers.</text:p>
        </text:list-item>
      </text:list>
      <text:p text:style-name="Horizontal_20_Line"/>
      <text:h text:style-name="Heading_20_2" text:outline-level="2">🧱 Key Benefits of Containerization (Docker/LXC)</text:h>
      <text:list xml:id="list2692499104" text:style-name="L9">
        <text:list-item>
          <text:p text:style-name="P9"><text:span text:style-name="Strong_20_Emphasis">Portability</text:span>: Emulate RF environments consistently across different systems.</text:p>
        </text:list-item>
        <text:list-item>
          <text:p text:style-name="P9"><text:span text:style-name="Strong_20_Emphasis">Reproducibility</text:span>: Same conditions for every test.</text:p>
        </text:list-item>
        <text:list-item>
          <text:p text:style-name="P9"><text:span text:style-name="Strong_20_Emphasis">Isolation</text:span>: Run multiple, different RF environments in parallel.</text:p>
        </text:list-item>
        <text:list-item>
          <text:p text:style-name="P9"><text:span text:style-name="Strong_20_Emphasis">Scalability</text:span>: Deploy large-scale simulations using Kubernetes or similar orchestration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5:11:56.057217370</meta:creation-date>
    <dc:date>2025-10-22T15:12:39.707179839</dc:date>
    <meta:editing-duration>PT44S</meta:editing-duration>
    <meta:editing-cycles>1</meta:editing-cycles>
    <meta:document-statistic meta:table-count="0" meta:image-count="0" meta:object-count="0" meta:page-count="2" meta:paragraph-count="39" meta:word-count="469" meta:character-count="3284" meta:non-whitespace-character-count="2875"/>
    <meta:generator>LibreOffice/7.3.7.2$Linux_X86_64 LibreOffice_project/30$Build-2</meta:generator>
  </office:meta>
</office:document-meta>
</file>